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873a" officeooo:paragraph-rsid="000b873a"/>
    </style:style>
    <style:style style:name="P2" style:family="paragraph" style:parent-style-name="Standard">
      <style:text-properties officeooo:rsid="000b873a" officeooo:paragraph-rsid="000c66a4"/>
    </style:style>
    <style:style style:name="P3" style:family="paragraph" style:parent-style-name="Standard">
      <style:paragraph-properties fo:line-height="100%"/>
      <style:text-properties officeooo:rsid="000b873a" officeooo:paragraph-rsid="000cd1ee"/>
    </style:style>
    <style:style style:name="P4" style:family="paragraph" style:parent-style-name="Standard">
      <style:text-properties officeooo:paragraph-rsid="000b873a"/>
    </style:style>
    <style:style style:name="P5" style:family="paragraph" style:parent-style-name="Standard">
      <style:text-properties fo:font-weight="bold" officeooo:rsid="000cd1ee" officeooo:paragraph-rsid="000cd1ee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officeooo:rsid="000cd1ee" officeooo:paragraph-rsid="000cd1ee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0b873a" officeooo:paragraph-rsid="000cd1ee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0b87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73a" style:font-weight-asian="bold" style:font-weight-complex="bold"/>
    </style:style>
    <style:style style:name="T4" style:family="text">
      <style:text-properties fo:font-weight="bold" officeooo:rsid="000cd1e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d1ee" style:font-weight-asian="normal" style:font-weight-complex="normal"/>
    </style:style>
    <style:style style:name="T7" style:family="text">
      <style:text-properties officeooo:rsid="000c66a4"/>
    </style:style>
    <style:style style:name="T8" style:family="text">
      <style:text-properties officeooo:rsid="000cd1ee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digo: <text:span text:style-name="T5">001</text:span></text:p>
      <text:p text:style-name="P4"><text:span text:style-name="T3">Nome do Requisito</text:span><text:span text:style-name="T1">: Cadastramento de Usuário</text:span></text:p>
      <text:p text:style-name="P1"><text:span text:style-name="T2"/></text:p>
      <text:p text:style-name="P1"><text:span text:style-name="T2">Descrição</text:span>:</text:p>
      <text:p text:style-name="P2"><text:tab/></text:p>
      <text:p text:style-name="P2"><text:tab/>Quando for acessada a tela inicial do sistema, deve ser possivel acessar a area para cadastrar um novo usuario.</text:p>
      <text:p text:style-name="P1">Durante o cadastramento de um novo usuario devem ser <text:s/>preenchidos os dados seguintes dados:</text:p>
      <text:p text:style-name="P1"/>
      <text:p text:style-name="P1">- Email</text:p>
      <text:p text:style-name="P1">- Senha</text:p>
      <text:p text:style-name="P1">- Repetição Senha </text:p>
      <text:p text:style-name="P1">- Primeiro nome </text:p>
      <text:p text:style-name="P1">- Sobrenome </text:p>
      <text:p text:style-name="P1">- Data de nascimento</text:p>
      <text:p text:style-name="P1"/>
      <text:p text:style-name="P1">Todos os dados devem ser obrigatorio. Caso o email ja esteja cadastrado, o usuário deve ser informado do mesmo e o cadastro não deve ser efetuado.</text:p>
      <text:p text:style-name="P1"/>
      <text:p text:style-name="P1">A senha deve possuir no minimo 6 caracteres <text:span text:style-name="T7">e conferir com sua repetição para evitar erros de digitaçao.</text:span></text:p>
      <text:p text:style-name="P1"><text:span text:style-name="T2"/></text:p>
      <text:p text:style-name="P1"><text:span text:style-name="T2">Data de definição</text:span>: 21/06/2014</text:p>
      <text:p text:style-name="P1"><text:span text:style-name="T2">Ultima modificação</text:span>: 21/06/2014</text:p>
      <text:p text:style-name="P1"/>
      <text:p text:style-name="P1"><draw:line text:anchor-type="paragraph" draw:z-index="0" draw:style-name="gr1" draw:text-style-name="P8" svg:x1="-0.0181in" svg:y1="0.078in" svg:x2="6.8256in" svg:y2="0.078in"><text:p/></draw:line></text:p>
      <text:p text:style-name="P3"><text:line-break/><text:span text:style-name="T4">Codigo: </text:span><text:span text:style-name="T6">002</text:span></text:p>
      <text:p text:style-name="P6">Nome do Requisito: <text:span text:style-name="T5">Login</text:span></text:p>
      <text:p text:style-name="P7">Descrição<text:span text:style-name="T5">:</text:span></text:p>
      <text:p text:style-name="P7">Data de definição<text:span text:style-name="T5">:</text:span></text:p>
      <text:p text:style-name="P7">Ultima modificação<text:span text:style-name="T5">:</text:span></text:p>
      <text:p text:style-name="P7"><text:span text:style-name="T5"/></text:p>
      <text:p text:style-name="P1"/>
      <text:p text:style-name="P1"><draw:line text:anchor-type="paragraph" draw:z-index="1" draw:style-name="gr1" draw:text-style-name="P8" svg:x1="-0.0181in" svg:y1="0.078in" svg:x2="6.8256in" svg:y2="0.078in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7:05:13.957105957</meta:creation-date>
    <dc:date>2014-06-21T17:33:10.321233327</dc:date>
    <meta:editing-duration>PT24M6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21" meta:word-count="121" meta:character-count="740" meta:non-whitespace-character-count="632"/>
  </office:meta>
</office:document-meta>
</file>